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.38709927" calcext:value-type="float">
            <text:p>0.38709927</text:p>
          </table:table-cell>
          <table:table-cell office:value-type="float" office:value="0.20563593" calcext:value-type="float">
            <text:p>0.20563593</text:p>
          </table:table-cell>
          <table:table-cell office:value-type="float" office:value="7.00497902" calcext:value-type="float">
            <text:p>7.00497902</text:p>
          </table:table-cell>
          <table:table-cell office:value-type="float" office:value="252.2503235" calcext:value-type="float">
            <text:p>252.2503235</text:p>
          </table:table-cell>
          <table:table-cell office:value-type="float" office:value="77.45779628" calcext:value-type="float">
            <text:p>77.45779628</text:p>
          </table:table-cell>
          <table:table-cell table:number-columns-repeated="2" office:value-type="float" office:value="48.33076593" calcext:value-type="float">
            <text:p>48.33076593</text:p>
          </table:table-cell>
        </table:table-row>
        <table:table-row table:style-name="ro1">
          <table:table-cell office:value-type="float" office:value="0.00000037" calcext:value-type="float">
            <text:p>0.00000037</text:p>
          </table:table-cell>
          <table:table-cell office:value-type="float" office:value="0.00001906" calcext:value-type="float">
            <text:p>0.00001906</text:p>
          </table:table-cell>
          <table:table-cell office:value-type="float" office:value="-0.00594749" calcext:value-type="float">
            <text:p>-0.00594749</text:p>
          </table:table-cell>
          <table:table-cell office:value-type="float" office:value="149472.67411175" calcext:value-type="float">
            <text:p>149472.67411175</text:p>
          </table:table-cell>
          <table:table-cell office:value-type="float" office:value="0.16047689" calcext:value-type="float">
            <text:p>0.16047689</text:p>
          </table:table-cell>
          <table:table-cell table:number-columns-repeated="2" office:value-type="float" office:value="-0.12534081" calcext:value-type="float">
            <text:p>-0.12534081</text:p>
          </table:table-cell>
        </table:table-row>
        <table:table-row table:style-name="ro1">
          <table:table-cell office:value-type="float" office:value="0.72333566" calcext:value-type="float">
            <text:p>0.72333566</text:p>
          </table:table-cell>
          <table:table-cell office:value-type="float" office:value="0.00677672" calcext:value-type="float">
            <text:p>0.00677672</text:p>
          </table:table-cell>
          <table:table-cell office:value-type="float" office:value="3.39467605" calcext:value-type="float">
            <text:p>3.39467605</text:p>
          </table:table-cell>
          <table:table-cell office:value-type="float" office:value="181.9790995" calcext:value-type="float">
            <text:p>181.9790995</text:p>
          </table:table-cell>
          <table:table-cell office:value-type="float" office:value="131.60246718" calcext:value-type="float">
            <text:p>131.60246718</text:p>
          </table:table-cell>
          <table:table-cell table:number-columns-repeated="2" office:value-type="float" office:value="76.67984255" calcext:value-type="float">
            <text:p>76.67984255</text:p>
          </table:table-cell>
        </table:table-row>
        <table:table-row table:style-name="ro1">
          <table:table-cell office:value-type="float" office:value="0.0000039" calcext:value-type="float">
            <text:p>0.0000039</text:p>
          </table:table-cell>
          <table:table-cell office:value-type="float" office:value="-0.00004107" calcext:value-type="float">
            <text:p>-0.00004107</text:p>
          </table:table-cell>
          <table:table-cell office:value-type="float" office:value="-0.0007889" calcext:value-type="float">
            <text:p>-0.0007889</text:p>
          </table:table-cell>
          <table:table-cell office:value-type="float" office:value="58517.81538729" calcext:value-type="float">
            <text:p>58517.81538729</text:p>
          </table:table-cell>
          <table:table-cell office:value-type="float" office:value="0.00268329" calcext:value-type="float">
            <text:p>0.00268329</text:p>
          </table:table-cell>
          <table:table-cell table:number-columns-repeated="2" office:value-type="float" office:value="-0.27769418" calcext:value-type="float">
            <text:p>-0.27769418</text:p>
          </table:table-cell>
        </table:table-row>
        <table:table-row table:style-name="ro1">
          <table:table-cell office:value-type="float" office:value="1.00000261" calcext:value-type="float">
            <text:p>1.00000261</text:p>
          </table:table-cell>
          <table:table-cell office:value-type="float" office:value="0.01671123" calcext:value-type="float">
            <text:p>0.01671123</text:p>
          </table:table-cell>
          <table:table-cell office:value-type="float" office:value="-0.00001531" calcext:value-type="float">
            <text:p>-0.00001531</text:p>
          </table:table-cell>
          <table:table-cell office:value-type="float" office:value="100.46457166" calcext:value-type="float">
            <text:p>100.46457166</text:p>
          </table:table-cell>
          <table:table-cell office:value-type="float" office:value="102.93768193" calcext:value-type="float">
            <text:p>102.93768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562" calcext:value-type="float">
            <text:p>0.00000562</text:p>
          </table:table-cell>
          <table:table-cell office:value-type="float" office:value="-0.00004392" calcext:value-type="float">
            <text:p>-0.00004392</text:p>
          </table:table-cell>
          <table:table-cell office:value-type="float" office:value="-0.01294668" calcext:value-type="float">
            <text:p>-0.01294668</text:p>
          </table:table-cell>
          <table:table-cell office:value-type="float" office:value="35999.37244981" calcext:value-type="float">
            <text:p>35999.37244981</text:p>
          </table:table-cell>
          <table:table-cell office:value-type="float" office:value="0.32327364" calcext:value-type="float">
            <text:p>0.32327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371034" calcext:value-type="float">
            <text:p>1.52371034</text:p>
          </table:table-cell>
          <table:table-cell office:value-type="float" office:value="0.0933941" calcext:value-type="float">
            <text:p>0.0933941</text:p>
          </table:table-cell>
          <table:table-cell office:value-type="float" office:value="1.84969142" calcext:value-type="float">
            <text:p>1.84969142</text:p>
          </table:table-cell>
          <table:table-cell office:value-type="float" office:value="-4.55343205" calcext:value-type="float">
            <text:p>-4.55343205</text:p>
          </table:table-cell>
          <table:table-cell office:value-type="float" office:value="-23.94362959" calcext:value-type="float">
            <text:p>-23.94362959</text:p>
          </table:table-cell>
          <table:table-cell table:number-columns-repeated="2" office:value-type="float" office:value="49.55953891" calcext:value-type="float">
            <text:p>49.55953891</text:p>
          </table:table-cell>
        </table:table-row>
        <table:table-row table:style-name="ro1">
          <table:table-cell office:value-type="float" office:value="0.00001847" calcext:value-type="float">
            <text:p>0.00001847</text:p>
          </table:table-cell>
          <table:table-cell office:value-type="float" office:value="0.00007882" calcext:value-type="float">
            <text:p>0.00007882</text:p>
          </table:table-cell>
          <table:table-cell office:value-type="float" office:value="-0.00813131" calcext:value-type="float">
            <text:p>-0.00813131</text:p>
          </table:table-cell>
          <table:table-cell office:value-type="float" office:value="19140.30268499" calcext:value-type="float">
            <text:p>19140.30268499</text:p>
          </table:table-cell>
          <table:table-cell office:value-type="float" office:value="0.44441088" calcext:value-type="float">
            <text:p>0.44441088</text:p>
          </table:table-cell>
          <table:table-cell table:number-columns-repeated="2" office:value-type="float" office:value="-0.29257343" calcext:value-type="float">
            <text:p>-0.29257343</text:p>
          </table:table-cell>
        </table:table-row>
        <table:table-row table:style-name="ro1">
          <table:table-cell office:value-type="float" office:value="5.202887" calcext:value-type="float">
            <text:p>5.202887</text:p>
          </table:table-cell>
          <table:table-cell office:value-type="float" office:value="0.04838624" calcext:value-type="float">
            <text:p>0.04838624</text:p>
          </table:table-cell>
          <table:table-cell office:value-type="float" office:value="1.30439695" calcext:value-type="float">
            <text:p>1.30439695</text:p>
          </table:table-cell>
          <table:table-cell office:value-type="float" office:value="34.39644051" calcext:value-type="float">
            <text:p>34.39644051</text:p>
          </table:table-cell>
          <table:table-cell office:value-type="float" office:value="14.72847983" calcext:value-type="float">
            <text:p>14.72847983</text:p>
          </table:table-cell>
          <table:table-cell table:number-columns-repeated="2" office:value-type="float" office:value="100.47390909" calcext:value-type="float">
            <text:p>100.47390909</text:p>
          </table:table-cell>
        </table:table-row>
        <table:table-row table:style-name="ro1">
          <table:table-cell office:value-type="float" office:value="-0.00011607" calcext:value-type="float">
            <text:p>-0.00011607</text:p>
          </table:table-cell>
          <table:table-cell office:value-type="float" office:value="-0.00013253" calcext:value-type="float">
            <text:p>-0.00013253</text:p>
          </table:table-cell>
          <table:table-cell office:value-type="float" office:value="-0.00183714" calcext:value-type="float">
            <text:p>-0.00183714</text:p>
          </table:table-cell>
          <table:table-cell office:value-type="float" office:value="3034.74612775" calcext:value-type="float">
            <text:p>3034.74612775</text:p>
          </table:table-cell>
          <table:table-cell office:value-type="float" office:value="0.21252668" calcext:value-type="float">
            <text:p>0.21252668</text:p>
          </table:table-cell>
          <table:table-cell table:number-columns-repeated="2" office:value-type="float" office:value="0.20469106" calcext:value-type="float">
            <text:p>0.20469106</text:p>
          </table:table-cell>
        </table:table-row>
        <table:table-row table:style-name="ro1">
          <table:table-cell office:value-type="float" office:value="9.53667594" calcext:value-type="float">
            <text:p>9.53667594</text:p>
          </table:table-cell>
          <table:table-cell office:value-type="float" office:value="0.05386179" calcext:value-type="float">
            <text:p>0.05386179</text:p>
          </table:table-cell>
          <table:table-cell office:value-type="float" office:value="2.48599187" calcext:value-type="float">
            <text:p>2.48599187</text:p>
          </table:table-cell>
          <table:table-cell office:value-type="float" office:value="49.95424423" calcext:value-type="float">
            <text:p>49.95424423</text:p>
          </table:table-cell>
          <table:table-cell office:value-type="float" office:value="92.59887831" calcext:value-type="float">
            <text:p>92.59887831</text:p>
          </table:table-cell>
          <table:table-cell table:number-columns-repeated="2" office:value-type="float" office:value="113.66242448" calcext:value-type="float">
            <text:p>113.66242448</text:p>
          </table:table-cell>
        </table:table-row>
        <table:table-row table:style-name="ro1">
          <table:table-cell office:value-type="float" office:value="-0.0012506" calcext:value-type="float">
            <text:p>-0.0012506</text:p>
          </table:table-cell>
          <table:table-cell office:value-type="float" office:value="-0.00050991" calcext:value-type="float">
            <text:p>-0.00050991</text:p>
          </table:table-cell>
          <table:table-cell office:value-type="float" office:value="0.00193609" calcext:value-type="float">
            <text:p>0.00193609</text:p>
          </table:table-cell>
          <table:table-cell office:value-type="float" office:value="1222.49362201" calcext:value-type="float">
            <text:p>1222.49362201</text:p>
          </table:table-cell>
          <table:table-cell office:value-type="float" office:value="-0.41897216" calcext:value-type="float">
            <text:p>-0.41897216</text:p>
          </table:table-cell>
          <table:table-cell table:number-columns-repeated="2" office:value-type="float" office:value="-0.28867794" calcext:value-type="float">
            <text:p>-0.28867794</text:p>
          </table:table-cell>
        </table:table-row>
        <table:table-row table:style-name="ro1">
          <table:table-cell office:value-type="float" office:value="19.18916464" calcext:value-type="float">
            <text:p>19.18916464</text:p>
          </table:table-cell>
          <table:table-cell office:value-type="float" office:value="0.04725744" calcext:value-type="float">
            <text:p>0.04725744</text:p>
          </table:table-cell>
          <table:table-cell office:value-type="float" office:value="0.77263783" calcext:value-type="float">
            <text:p>0.77263783</text:p>
          </table:table-cell>
          <table:table-cell office:value-type="float" office:value="313.23810451" calcext:value-type="float">
            <text:p>313.23810451</text:p>
          </table:table-cell>
          <table:table-cell office:value-type="float" office:value="170.9542763" calcext:value-type="float">
            <text:p>170.9542763</text:p>
          </table:table-cell>
          <table:table-cell table:number-columns-repeated="2" office:value-type="float" office:value="74.01692503" calcext:value-type="float">
            <text:p>74.01692503</text:p>
          </table:table-cell>
        </table:table-row>
        <table:table-row table:style-name="ro1">
          <table:table-cell office:value-type="float" office:value="-0.00196176" calcext:value-type="float">
            <text:p>-0.00196176</text:p>
          </table:table-cell>
          <table:table-cell office:value-type="float" office:value="-0.00004397" calcext:value-type="float">
            <text:p>-0.00004397</text:p>
          </table:table-cell>
          <table:table-cell office:value-type="float" office:value="-0.00242939" calcext:value-type="float">
            <text:p>-0.00242939</text:p>
          </table:table-cell>
          <table:table-cell office:value-type="float" office:value="428.48202785" calcext:value-type="float">
            <text:p>428.48202785</text:p>
          </table:table-cell>
          <table:table-cell office:value-type="float" office:value="0.40805281" calcext:value-type="float">
            <text:p>0.40805281</text:p>
          </table:table-cell>
          <table:table-cell table:number-columns-repeated="2" office:value-type="float" office:value="0.04240589" calcext:value-type="float">
            <text:p>0.04240589</text:p>
          </table:table-cell>
        </table:table-row>
        <table:table-row table:style-name="ro1">
          <table:table-cell office:value-type="float" office:value="30.06992276" calcext:value-type="float">
            <text:p>30.06992276</text:p>
          </table:table-cell>
          <table:table-cell office:value-type="float" office:value="0.00859048" calcext:value-type="float">
            <text:p>0.00859048</text:p>
          </table:table-cell>
          <table:table-cell office:value-type="float" office:value="1.77004347" calcext:value-type="float">
            <text:p>1.77004347</text:p>
          </table:table-cell>
          <table:table-cell office:value-type="float" office:value="-55.12002969" calcext:value-type="float">
            <text:p>-55.12002969</text:p>
          </table:table-cell>
          <table:table-cell office:value-type="float" office:value="44.96476227" calcext:value-type="float">
            <text:p>44.96476227</text:p>
          </table:table-cell>
          <table:table-cell table:number-columns-repeated="2" office:value-type="float" office:value="131.78422574" calcext:value-type="float">
            <text:p>131.78422574</text:p>
          </table:table-cell>
        </table:table-row>
        <table:table-row table:style-name="ro1">
          <table:table-cell office:value-type="float" office:value="0.00026291" calcext:value-type="float">
            <text:p>0.00026291</text:p>
          </table:table-cell>
          <table:table-cell office:value-type="float" office:value="0.00005105" calcext:value-type="float">
            <text:p>0.00005105</text:p>
          </table:table-cell>
          <table:table-cell office:value-type="float" office:value="0.00035372" calcext:value-type="float">
            <text:p>0.00035372</text:p>
          </table:table-cell>
          <table:table-cell office:value-type="float" office:value="218.45945325" calcext:value-type="float">
            <text:p>218.45945325</text:p>
          </table:table-cell>
          <table:table-cell office:value-type="float" office:value="-0.32241464" calcext:value-type="float">
            <text:p>-0.32241464</text:p>
          </table:table-cell>
          <table:table-cell table:number-columns-repeated="2" office:value-type="float" office:value="-0.00508664" calcext:value-type="float">
            <text:p>-0.00508664</text:p>
          </table:table-cell>
        </table:table-row>
        <table:table-row table:style-name="ro1">
          <table:table-cell office:value-type="float" office:value="39.48211675" calcext:value-type="float">
            <text:p>39.48211675</text:p>
          </table:table-cell>
          <table:table-cell office:value-type="float" office:value="0.2488273" calcext:value-type="float">
            <text:p>0.2488273</text:p>
          </table:table-cell>
          <table:table-cell office:value-type="float" office:value="17.14001206" calcext:value-type="float">
            <text:p>17.14001206</text:p>
          </table:table-cell>
          <table:table-cell office:value-type="float" office:value="238.92903833" calcext:value-type="float">
            <text:p>238.92903833</text:p>
          </table:table-cell>
          <table:table-cell office:value-type="float" office:value="224.06891629" calcext:value-type="float">
            <text:p>224.06891629</text:p>
          </table:table-cell>
          <table:table-cell table:number-columns-repeated="2" office:value-type="float" office:value="110.30393684" calcext:value-type="float">
            <text:p>110.30393684</text:p>
          </table:table-cell>
        </table:table-row>
        <table:table-row table:style-name="ro1">
          <table:table-cell office:value-type="float" office:value="-0.00031596" calcext:value-type="float">
            <text:p>-0.00031596</text:p>
          </table:table-cell>
          <table:table-cell office:value-type="float" office:value="0.0000517" calcext:value-type="float">
            <text:p>0.0000517</text:p>
          </table:table-cell>
          <table:table-cell office:value-type="float" office:value="0.00004818" calcext:value-type="float">
            <text:p>0.00004818</text:p>
          </table:table-cell>
          <table:table-cell office:value-type="float" office:value="145.20780515" calcext:value-type="float">
            <text:p>145.20780515</text:p>
          </table:table-cell>
          <table:table-cell office:value-type="float" office:value="-0.04062942" calcext:value-type="float">
            <text:p>-0.04062942</text:p>
          </table:table-cell>
          <table:table-cell table:number-columns-repeated="2" office:value-type="float" office:value="-0.01183482" calcext:value-type="float">
            <text:p>-0.01183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23:10:30.903599412</meta:creation-date>
    <dc:date>2016-02-25T23:16:49.796688265</dc:date>
    <meta:editing-duration>P0D</meta:editing-duration>
    <meta:editing-cycles>1</meta:editing-cycles>
    <meta:document-statistic meta:table-count="1" meta:cell-count="126" meta:object-count="0"/>
    <meta:generator>LibreOffice/4.2.8.2$Linux_X86_64 LibreOffice_project/420m0$Build-2</meta:generator>
  </office:meta>
</office:document-meta>
</file>